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9"/>
    <style:style style:name="ce2" style:family="table-cell" style:parent-style-name="Default" style:data-style-name="N128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87" table:default-cell-style-name="Default"/>
        <table:table-row table:style-name="ro1" table:number-rows-repeated="4">
          <table:table-cell table:number-columns-repeated="190"/>
        </table:table-row>
        <table:table-row table:style-name="ro1">
          <table:table-cell office:value-type="string" calcext:value-type="string">
            <text:p>Coils experiment</text:p>
          </table:table-cell>
          <table:table-cell table:number-columns-repeated="189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 = 1.95 A</text:p>
          </table:table-cell>
          <table:table-cell table:number-columns-repeated="186"/>
        </table:table-row>
        <table:table-row table:style-name="ro1">
          <table:table-cell table:number-columns-repeated="3"/>
          <table:table-cell office:value-type="string" calcext:value-type="string">
            <text:p>R = 3 cm</text:p>
          </table:table-cell>
          <table:table-cell table:number-columns-repeated="18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d [cm]</text:p>
          </table:table-cell>
          <table:table-cell table:style-name="ce1" office:value-type="float" office:value="3" calcext:value-type="float">
            <text:p>3.0</text:p>
          </table:table-cell>
          <table:table-cell table:style-name="ce1" office:value-type="float" office:value="4" calcext:value-type="float">
            <text:p>4.0</text:p>
          </table:table-cell>
          <table:table-cell table:style-name="ce1" office:value-type="float" office:value="5" calcext:value-type="float">
            <text:p>5.0</text:p>
          </table:table-cell>
          <table:table-cell table:style-name="ce1" office:value-type="float" office:value="6" calcext:value-type="float">
            <text:p>6.0</text:p>
          </table:table-cell>
          <table:table-cell table:style-name="ce1" office:value-type="float" office:value="7" calcext:value-type="float">
            <text:p>7.0</text:p>
          </table:table-cell>
          <table:table-cell table:style-name="ce1" office:value-type="float" office:value="8" calcext:value-type="float">
            <text:p>8.0</text:p>
          </table:table-cell>
          <table:table-cell table:style-name="ce1" office:value-type="float" office:value="9" calcext:value-type="float">
            <text:p>9.0</text:p>
          </table:table-cell>
          <table:table-cell table:style-name="ce1" office:value-type="float" office:value="10" calcext:value-type="float">
            <text:p>10.0</text:p>
          </table:table-cell>
          <table:table-cell table:style-name="ce1" office:value-type="float" office:value="11" calcext:value-type="float">
            <text:p>11.0</text:p>
          </table:table-cell>
          <table:table-cell table:style-name="ce1" office:value-type="float" office:value="12" calcext:value-type="float">
            <text:p>12.0</text:p>
          </table:table-cell>
          <table:table-cell table:style-name="ce1" office:value-type="float" office:value="13" calcext:value-type="float">
            <text:p>13.0</text:p>
          </table:table-cell>
          <table:table-cell table:style-name="ce1" office:value-type="float" office:value="14" calcext:value-type="float">
            <text:p>14.0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1 [mT]</text:p>
          </table:table-cell>
          <table:table-cell table:style-name="ce2" office:value-type="float" office:value="0.01" calcext:value-type="float">
            <text:p>0.010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01" calcext:value-type="float">
            <text:p>0.010</text:p>
          </table:table-cell>
          <table:table-cell table:number-columns-repeated="2" table:style-name="ce2" office:value-type="float" office:value="0.009" calcext:value-type="float">
            <text:p>0.009</text:p>
          </table:table-cell>
          <table:table-cell table:number-columns-repeated="3" table:style-name="ce2" office:value-type="float" office:value="0.008" calcext:value-type="float">
            <text:p>0.008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4" calcext:value-type="float">
            <text:p>0.004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2 [mT]</text:p>
          </table:table-cell>
          <table:table-cell table:number-columns-repeated="3" table:style-name="ce2" office:value-type="float" office:value="0.01" calcext:value-type="float">
            <text:p>0.010</text:p>
          </table:table-cell>
          <table:table-cell table:number-columns-repeated="2" table:style-name="ce2" office:value-type="float" office:value="0.009" calcext:value-type="float">
            <text:p>0.009</text:p>
          </table:table-cell>
          <table:table-cell table:number-columns-repeated="3" table:style-name="ce2" office:value-type="float" office:value="0.008" calcext:value-type="float">
            <text:p>0.008</text:p>
          </table:table-cell>
          <table:table-cell table:style-name="ce2" office:value-type="float" office:value="0.007" calcext:value-type="float">
            <text:p>0.007</text:p>
          </table:table-cell>
          <table:table-cell table:number-columns-repeated="2" table:style-name="ce2" office:value-type="float" office:value="0.006" calcext:value-type="float">
            <text:p>0.006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3 [mT]</text:p>
          </table:table-cell>
          <table:table-cell table:number-columns-repeated="4" table:style-name="ce2" office:value-type="float" office:value="0.01" calcext:value-type="float">
            <text:p>0.010</text:p>
          </table:table-cell>
          <table:table-cell table:number-columns-repeated="3" table:style-name="ce2" office:value-type="float" office:value="0.009" calcext:value-type="float">
            <text:p>0.009</text:p>
          </table:table-cell>
          <table:table-cell table:number-columns-repeated="2" table:style-name="ce2" office:value-type="float" office:value="0.008" calcext:value-type="float">
            <text:p>0.008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 av. <text:s/>[mT]</text:p>
          </table:table-cell>
          <table:table-cell table:style-name="ce2" table:formula="of:=AVERAGE([.E10:.E12])" office:value-type="float" office:value="0.01" calcext:value-type="float">
            <text:p>0.010</text:p>
          </table:table-cell>
          <table:table-cell table:style-name="ce2" table:formula="of:=AVERAGE([.F10:.F12])" office:value-type="float" office:value="0.00966666666666667" calcext:value-type="float">
            <text:p>0.010</text:p>
          </table:table-cell>
          <table:table-cell table:style-name="ce2" table:formula="of:=AVERAGE([.G10:.G12])" office:value-type="float" office:value="0.01" calcext:value-type="float">
            <text:p>0.010</text:p>
          </table:table-cell>
          <table:table-cell table:style-name="ce2" table:formula="of:=AVERAGE([.H10:.H12])" office:value-type="float" office:value="0.00933333333333333" calcext:value-type="float">
            <text:p>0.009</text:p>
          </table:table-cell>
          <table:table-cell table:style-name="ce2" table:formula="of:=AVERAGE([.I10:.I12])" office:value-type="float" office:value="0.009" calcext:value-type="float">
            <text:p>0.009</text:p>
          </table:table-cell>
          <table:table-cell table:style-name="ce2" table:formula="of:=AVERAGE([.J10:.J12])" office:value-type="float" office:value="0.00833333333333333" calcext:value-type="float">
            <text:p>0.008</text:p>
          </table:table-cell>
          <table:table-cell table:style-name="ce2" table:formula="of:=AVERAGE([.K10:.K12])" office:value-type="float" office:value="0.00833333333333333" calcext:value-type="float">
            <text:p>0.008</text:p>
          </table:table-cell>
          <table:table-cell table:style-name="ce2" table:formula="of:=AVERAGE([.L10:.L12])" office:value-type="float" office:value="0.008" calcext:value-type="float">
            <text:p>0.008</text:p>
          </table:table-cell>
          <table:table-cell table:style-name="ce2" table:formula="of:=AVERAGE([.M10:.M12])" office:value-type="float" office:value="0.00733333333333333" calcext:value-type="float">
            <text:p>0.007</text:p>
          </table:table-cell>
          <table:table-cell table:style-name="ce2" table:formula="of:=AVERAGE([.N10:.N12])" office:value-type="float" office:value="0.00633333333333333" calcext:value-type="float">
            <text:p>0.006</text:p>
          </table:table-cell>
          <table:table-cell table:style-name="ce2" table:formula="of:=AVERAGE([.O10:.O12])" office:value-type="float" office:value="0.00566666666666667" calcext:value-type="float">
            <text:p>0.006</text:p>
          </table:table-cell>
          <table:table-cell table:style-name="ce2" table:formula="of:=AVERAGE([.P10:.P12])" office:value-type="float" office:value="0.00466666666666667" calcext:value-type="float">
            <text:p>0.005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 err. [mT]</text:p>
          </table:table-cell>
          <table:table-cell table:formula="of:=SQRT( (STDEV([.E10:.E12]))^2 + (0.0005)^2 )" office:value-type="float" office:value="0.0005" calcext:value-type="float">
            <text:p>0.0005</text:p>
          </table:table-cell>
          <table:table-cell table:formula="of:=SQRT( (STDEV([.F10:.F12]))^2 + (0.0005)^2 )" office:value-type="float" office:value="0.000763762615825974" calcext:value-type="float">
            <text:p>0.000763762615825974</text:p>
          </table:table-cell>
          <table:table-cell table:formula="of:=SQRT( (STDEV([.G10:.G12]))^2 + (0.0005)^2 )" office:value-type="float" office:value="0.0005" calcext:value-type="float">
            <text:p>0.0005</text:p>
          </table:table-cell>
          <table:table-cell table:formula="of:=SQRT( (STDEV([.H10:.H12]))^2 + (0.0005)^2 )" office:value-type="float" office:value="0.000763762615825974" calcext:value-type="float">
            <text:p>0.000763762615825974</text:p>
          </table:table-cell>
          <table:table-cell table:formula="of:=SQRT( (STDEV([.I10:.I12]))^2 + (0.0005)^2 )" office:value-type="float" office:value="0.0005" calcext:value-type="float">
            <text:p>0.0005</text:p>
          </table:table-cell>
          <table:table-cell table:formula="of:=SQRT( (STDEV([.J10:.J12]))^2 + (0.0005)^2 )" office:value-type="float" office:value="0.000763762615825973" calcext:value-type="float">
            <text:p>0.000763762615825973</text:p>
          </table:table-cell>
          <table:table-cell table:formula="of:=SQRT( (STDEV([.K10:.K12]))^2 + (0.0005)^2 )" office:value-type="float" office:value="0.000763762615825973" calcext:value-type="float">
            <text:p>0.000763762615825973</text:p>
          </table:table-cell>
          <table:table-cell table:formula="of:=SQRT( (STDEV([.L10:.L12]))^2 + (0.0005)^2 )" office:value-type="float" office:value="0.0005" calcext:value-type="float">
            <text:p>0.0005</text:p>
          </table:table-cell>
          <table:table-cell table:formula="of:=SQRT( (STDEV([.M10:.M12]))^2 + (0.0005)^2 )" office:value-type="float" office:value="0.000763762615825973" calcext:value-type="float">
            <text:p>0.000763762615825973</text:p>
          </table:table-cell>
          <table:table-cell table:formula="of:=SQRT( (STDEV([.N10:.N12]))^2 + (0.0005)^2 )" office:value-type="float" office:value="0.000763762615825973" calcext:value-type="float">
            <text:p>0.000763762615825973</text:p>
          </table:table-cell>
          <table:table-cell table:formula="of:=SQRT( (STDEV([.O10:.O12]))^2 + (0.0005)^2 )" office:value-type="float" office:value="0.000763762615825973" calcext:value-type="float">
            <text:p>0.000763762615825973</text:p>
          </table:table-cell>
          <table:table-cell table:formula="of:=SQRT( (STDEV([.P10:.P12]))^2 + (0.0005)^2 )" office:value-type="float" office:value="0.000763762615825973" calcext:value-type="float">
            <text:p>0.000763762615825973</text:p>
          </table:table-cell>
          <table:table-cell table:number-columns-repeated="174"/>
        </table:table-row>
        <table:table-row table:style-name="ro1">
          <table:table-cell table:number-columns-repeated="19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188"/>
        </table:table-row>
        <table:table-row table:style-name="ro1">
          <table:table-cell table:number-columns-repeated="3"/>
          <table:table-cell office:value-type="string" calcext:value-type="string">
            <text:p>R = 2 cm</text:p>
          </table:table-cell>
          <table:table-cell table:number-columns-repeated="186"/>
        </table:table-row>
        <table:table-row table:style-name="ro1">
          <table:table-cell table:number-columns-repeated="3"/>
          <table:table-cell office:value-type="string" calcext:value-type="string">
            <text:p>d = 4 cm</text:p>
          </table:table-cell>
          <table:table-cell table:number-columns-repeated="18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I [A]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1.22" calcext:value-type="float">
            <text:p>1.22</text:p>
          </table:table-cell>
          <table:table-cell table:style-name="ce3" office:value-type="float" office:value="2.45" calcext:value-type="float">
            <text:p>2.45</text:p>
          </table:table-cell>
          <table:table-cell table:style-name="ce3" office:value-type="float" office:value="3.47" calcext:value-type="float">
            <text:p>3.47</text:p>
          </table:table-cell>
          <table:table-cell table:style-name="ce3" office:value-type="float" office:value="4.34" calcext:value-type="float">
            <text:p>4.34</text:p>
          </table:table-cell>
          <table:table-cell table:style-name="ce3" office:value-type="float" office:value="5.34" calcext:value-type="float">
            <text:p>5.34</text:p>
          </table:table-cell>
          <table:table-cell table:style-name="ce3" office:value-type="float" office:value="6.47" calcext:value-type="float">
            <text:p>6.47</text:p>
          </table:table-cell>
          <table:table-cell table:style-name="ce3" office:value-type="float" office:value="7.6" calcext:value-type="float">
            <text:p>7.60</text:p>
          </table:table-cell>
          <table:table-cell table:style-name="ce3" office:value-type="float" office:value="8.48" calcext:value-type="float">
            <text:p>8.48</text:p>
          </table:table-cell>
          <table:table-cell table:style-name="ce3" office:value-type="float" office:value="9.87" calcext:value-type="float">
            <text:p>9.87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1 [mT]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36" calcext:value-type="float">
            <text:p>0.036</text:p>
          </table:table-cell>
          <table:table-cell table:style-name="ce2" office:value-type="float" office:value="0.045" calcext:value-type="float">
            <text:p>0.045</text:p>
          </table:table-cell>
          <table:table-cell table:style-name="ce2" office:value-type="float" office:value="0.054" calcext:value-type="float">
            <text:p>0.054</text:p>
          </table:table-cell>
          <table:table-cell table:style-name="ce2" office:value-type="float" office:value="0.063" calcext:value-type="float">
            <text:p>0.063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0.083" calcext:value-type="float">
            <text:p>0.083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2 [mT]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0.045" calcext:value-type="float">
            <text:p>0.045</text:p>
          </table:table-cell>
          <table:table-cell table:style-name="ce2" office:value-type="float" office:value="0.054" calcext:value-type="float">
            <text:p>0.054</text:p>
          </table:table-cell>
          <table:table-cell table:style-name="ce2" office:value-type="float" office:value="0.064" calcext:value-type="float">
            <text:p>0.064</text:p>
          </table:table-cell>
          <table:table-cell table:style-name="ce2" office:value-type="float" office:value="0.072" calcext:value-type="float">
            <text:p>0.072</text:p>
          </table:table-cell>
          <table:table-cell table:style-name="ce2" office:value-type="float" office:value="0.083" calcext:value-type="float">
            <text:p>0.083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3 [mT]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1" calcext:value-type="float">
            <text:p>0.010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0.045" calcext:value-type="float">
            <text:p>0.045</text:p>
          </table:table-cell>
          <table:table-cell table:style-name="ce2" office:value-type="float" office:value="0.054" calcext:value-type="float">
            <text:p>0.054</text:p>
          </table:table-cell>
          <table:table-cell table:style-name="ce2" office:value-type="float" office:value="0.064" calcext:value-type="float">
            <text:p>0.064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0.083" calcext:value-type="float">
            <text:p>0.083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 av. <text:s/>[mT]</text:p>
          </table:table-cell>
          <table:table-cell table:style-name="ce2" table:formula="of:=AVERAGE([.E21:.E23])" office:value-type="float" office:value="0" calcext:value-type="float">
            <text:p>0.000</text:p>
          </table:table-cell>
          <table:table-cell table:style-name="ce2" table:formula="of:=AVERAGE([.F21:.F23])" office:value-type="float" office:value="0" calcext:value-type="float">
            <text:p>0.000</text:p>
          </table:table-cell>
          <table:table-cell table:style-name="ce2" table:formula="of:=AVERAGE([.G21:.G23])" office:value-type="float" office:value="0.00333333333333333" calcext:value-type="float">
            <text:p>0.003</text:p>
          </table:table-cell>
          <table:table-cell table:style-name="ce2" table:formula="of:=AVERAGE([.H21:.H23])" office:value-type="float" office:value="0.00933333333333333" calcext:value-type="float">
            <text:p>0.009</text:p>
          </table:table-cell>
          <table:table-cell table:style-name="ce2" table:formula="of:=AVERAGE([.I21:.I23])" office:value-type="float" office:value="0.02" calcext:value-type="float">
            <text:p>0.020</text:p>
          </table:table-cell>
          <table:table-cell table:style-name="ce2" table:formula="of:=AVERAGE([.J21:.J23])" office:value-type="float" office:value="0.0283333333333333" calcext:value-type="float">
            <text:p>0.028</text:p>
          </table:table-cell>
          <table:table-cell table:style-name="ce2" table:formula="of:=AVERAGE([.K21:.K23])" office:value-type="float" office:value="0.0353333333333333" calcext:value-type="float">
            <text:p>0.035</text:p>
          </table:table-cell>
          <table:table-cell table:style-name="ce2" table:formula="of:=AVERAGE([.L21:.L23])" office:value-type="float" office:value="0.045" calcext:value-type="float">
            <text:p>0.045</text:p>
          </table:table-cell>
          <table:table-cell table:style-name="ce2" table:formula="of:=AVERAGE([.M21:.M23])" office:value-type="float" office:value="0.054" calcext:value-type="float">
            <text:p>0.054</text:p>
          </table:table-cell>
          <table:table-cell table:style-name="ce2" table:formula="of:=AVERAGE([.N21:.N23])" office:value-type="float" office:value="0.0636666666666667" calcext:value-type="float">
            <text:p>0.064</text:p>
          </table:table-cell>
          <table:table-cell table:style-name="ce2" table:formula="of:=AVERAGE([.O21:.O23])" office:value-type="float" office:value="0.0713333333333333" calcext:value-type="float">
            <text:p>0.071</text:p>
          </table:table-cell>
          <table:table-cell table:style-name="ce2" table:formula="of:=AVERAGE([.P21:.P23])" office:value-type="float" office:value="0.083" calcext:value-type="float">
            <text:p>0.083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 err. [mT]</text:p>
          </table:table-cell>
          <table:table-cell table:formula="of:=SQRT((STDEV([.E21:.E23]))^2 + (0.0005)^2)" office:value-type="float" office:value="0.0005" calcext:value-type="float">
            <text:p>0.0005</text:p>
          </table:table-cell>
          <table:table-cell table:formula="of:=SQRT((STDEV([.F21:.F23]))^2 + (0.0005)^2)" office:value-type="float" office:value="0.0005" calcext:value-type="float">
            <text:p>0.0005</text:p>
          </table:table-cell>
          <table:table-cell table:formula="of:=SQRT((STDEV([.G21:.G23]))^2 + (0.0005)^2)" office:value-type="float" office:value="0.000763762615825973" calcext:value-type="float">
            <text:p>0.000763762615825973</text:p>
          </table:table-cell>
          <table:table-cell table:formula="of:=SQRT((STDEV([.H21:.H23]))^2 + (0.0005)^2)" office:value-type="float" office:value="0.000763762615825974" calcext:value-type="float">
            <text:p>0.000763762615825974</text:p>
          </table:table-cell>
          <table:table-cell table:formula="of:=SQRT((STDEV([.I21:.I23]))^2 + (0.0005)^2)" office:value-type="float" office:value="0.0005" calcext:value-type="float">
            <text:p>0.0005</text:p>
          </table:table-cell>
          <table:table-cell table:formula="of:=SQRT((STDEV([.J21:.J23]))^2 + (0.0005)^2)" office:value-type="float" office:value="0.000763762615825974" calcext:value-type="float">
            <text:p>0.000763762615825974</text:p>
          </table:table-cell>
          <table:table-cell table:formula="of:=SQRT((STDEV([.K21:.K23]))^2 + (0.0005)^2)" office:value-type="float" office:value="0.000763762615825971" calcext:value-type="float">
            <text:p>0.000763762615825971</text:p>
          </table:table-cell>
          <table:table-cell table:formula="of:=SQRT((STDEV([.L21:.L23]))^2 + (0.0005)^2)" office:value-type="float" office:value="0.0005" calcext:value-type="float">
            <text:p>0.0005</text:p>
          </table:table-cell>
          <table:table-cell table:formula="of:=SQRT((STDEV([.M21:.M23]))^2 + (0.0005)^2)" office:value-type="float" office:value="0.0005" calcext:value-type="float">
            <text:p>0.0005</text:p>
          </table:table-cell>
          <table:table-cell table:formula="of:=SQRT((STDEV([.N21:.N23]))^2 + (0.0005)^2)" office:value-type="float" office:value="0.000763762615825974" calcext:value-type="float">
            <text:p>0.000763762615825974</text:p>
          </table:table-cell>
          <table:table-cell table:formula="of:=SQRT((STDEV([.O21:.O23]))^2 + (0.0005)^2)" office:value-type="float" office:value="0.000763762615825974" calcext:value-type="float">
            <text:p>0.000763762615825974</text:p>
          </table:table-cell>
          <table:table-cell table:formula="of:=SQRT((STDEV([.P21:.P23]))^2 + (0.0005)^2)" office:value-type="float" office:value="0.0005" calcext:value-type="float">
            <text:p>0.0005</text:p>
          </table:table-cell>
          <table:table-cell table:number-columns-repeated="174"/>
        </table:table-row>
        <table:table-row table:style-name="ro1">
          <table:table-cell table:number-columns-repeated="19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I = 9.07 [A]</text:p>
          </table:table-cell>
          <table:table-cell table:number-columns-repeated="186"/>
        </table:table-row>
        <table:table-row table:style-name="ro1">
          <table:table-cell table:number-columns-repeated="3"/>
          <table:table-cell office:value-type="string" calcext:value-type="string">
            <text:p>d = 0 [cm]</text:p>
          </table:table-cell>
          <table:table-cell table:number-columns-repeated="18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r [cm]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19.3" calcext:value-type="float">
            <text:p>19.3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1 [mT]</text:p>
          </table:table-cell>
          <table:table-cell table:style-name="ce2" office:value-type="float" office:value="0.186" calcext:value-type="float">
            <text:p>0.186</text:p>
          </table:table-cell>
          <table:table-cell table:style-name="ce2" office:value-type="float" office:value="0.094" calcext:value-type="float">
            <text:p>0.094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2 [mT]</text:p>
          </table:table-cell>
          <table:table-cell table:style-name="ce2" office:value-type="float" office:value="0.184" calcext:value-type="float">
            <text:p>0.184</text:p>
          </table:table-cell>
          <table:table-cell table:style-name="ce2" office:value-type="float" office:value="0.093" calcext:value-type="float">
            <text:p>0.093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" calcext:value-type="float">
            <text:p>0.000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3 [mT]</text:p>
          </table:table-cell>
          <table:table-cell table:style-name="ce2" office:value-type="float" office:value="0.184" calcext:value-type="float">
            <text:p>0.184</text:p>
          </table:table-cell>
          <table:table-cell table:style-name="ce2" office:value-type="float" office:value="0.092" calcext:value-type="float">
            <text:p>0.092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043" calcext:value-type="float">
            <text:p>0.043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 av. <text:s/>[mT]</text:p>
          </table:table-cell>
          <table:table-cell table:formula="of:=AVERAGE([.E31:.E33])" office:value-type="float" office:value="0.184666666666667" calcext:value-type="float">
            <text:p>0.184666666666667</text:p>
          </table:table-cell>
          <table:table-cell table:formula="of:=AVERAGE([.F31:.F33])" office:value-type="float" office:value="0.093" calcext:value-type="float">
            <text:p>0.093</text:p>
          </table:table-cell>
          <table:table-cell table:formula="of:=AVERAGE([.G31:.G33])" office:value-type="float" office:value="0.059" calcext:value-type="float">
            <text:p>0.059</text:p>
          </table:table-cell>
          <table:table-cell table:formula="of:=AVERAGE([.H31:.H33])" office:value-type="float" office:value="0.0423333333333333" calcext:value-type="float">
            <text:p>0.0423333333333333</text:p>
          </table:table-cell>
          <table:table-cell table:formula="of:=AVERAGE([.I31:.I33])" office:value-type="float" office:value="0.0256666666666667" calcext:value-type="float">
            <text:p>0.0256666666666667</text:p>
          </table:table-cell>
          <table:table-cell table:formula="of:=AVERAGE([.J31:.J33])" office:value-type="float" office:value="0.017" calcext:value-type="float">
            <text:p>0.017</text:p>
          </table:table-cell>
          <table:table-cell table:formula="of:=AVERAGE([.K31:.K33])" office:value-type="float" office:value="0.0116666666666667" calcext:value-type="float">
            <text:p>0.0116666666666667</text:p>
          </table:table-cell>
          <table:table-cell table:formula="of:=AVERAGE([.L31:.L33])" office:value-type="float" office:value="0.008" calcext:value-type="float">
            <text:p>0.008</text:p>
          </table:table-cell>
          <table:table-cell table:formula="of:=AVERAGE([.M31:.M33])" office:value-type="float" office:value="0.00533333333333333" calcext:value-type="float">
            <text:p>0.00533333333333333</text:p>
          </table:table-cell>
          <table:table-cell table:formula="of:=AVERAGE([.N31:.N33])" office:value-type="float" office:value="0.00333333333333333" calcext:value-type="float">
            <text:p>0.00333333333333333</text:p>
          </table:table-cell>
          <table:table-cell table:formula="of:=AVERAGE([.O31:.O33])" office:value-type="float" office:value="0.002" calcext:value-type="float">
            <text:p>0.002</text:p>
          </table:table-cell>
          <table:table-cell table:formula="of:=AVERAGE([.P31:.P33])" office:value-type="float" office:value="0.000666666666666667" calcext:value-type="float">
            <text:p>0.000666666666666667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 err. [mT]</text:p>
          </table:table-cell>
          <table:table-cell table:formula="of:=SQRT((STDEV([.E31:.E33]))^2 + (0.0005)^2)" office:value-type="float" office:value="0.00125830573921179" calcext:value-type="float">
            <text:p>0.00125830573921179</text:p>
          </table:table-cell>
          <table:table-cell table:formula="of:=SQRT((STDEV([.F31:.F33]))^2 + (0.0005)^2)" office:value-type="float" office:value="0.0011180339887499" calcext:value-type="float">
            <text:p>0.0011180339887499</text:p>
          </table:table-cell>
          <table:table-cell table:formula="of:=SQRT((STDEV([.G31:.G33]))^2 + (0.0005)^2)" office:value-type="float" office:value="0.0005" calcext:value-type="float">
            <text:p>0.0005</text:p>
          </table:table-cell>
          <table:table-cell table:formula="of:=SQRT((STDEV([.H31:.H33]))^2 + (0.0005)^2)" office:value-type="float" office:value="0.000763762615825971" calcext:value-type="float">
            <text:p>0.000763762615825971</text:p>
          </table:table-cell>
          <table:table-cell table:formula="of:=SQRT((STDEV([.I31:.I33]))^2 + (0.0005)^2)" office:value-type="float" office:value="0.000763762615825972" calcext:value-type="float">
            <text:p>0.000763762615825972</text:p>
          </table:table-cell>
          <table:table-cell table:formula="of:=SQRT((STDEV([.J31:.J33]))^2 + (0.0005)^2)" office:value-type="float" office:value="0.0005" calcext:value-type="float">
            <text:p>0.0005</text:p>
          </table:table-cell>
          <table:table-cell table:formula="of:=SQRT((STDEV([.K31:.K33]))^2 + (0.0005)^2)" office:value-type="float" office:value="0.000763762615825974" calcext:value-type="float">
            <text:p>0.000763762615825974</text:p>
          </table:table-cell>
          <table:table-cell table:formula="of:=SQRT((STDEV([.L31:.L33]))^2 + (0.0005)^2)" office:value-type="float" office:value="0.0005" calcext:value-type="float">
            <text:p>0.0005</text:p>
          </table:table-cell>
          <table:table-cell table:formula="of:=SQRT((STDEV([.M31:.M33]))^2 + (0.0005)^2)" office:value-type="float" office:value="0.000763762615825973" calcext:value-type="float">
            <text:p>0.000763762615825973</text:p>
          </table:table-cell>
          <table:table-cell table:formula="of:=SQRT((STDEV([.N31:.N33]))^2 + (0.0005)^2)" office:value-type="float" office:value="0.000763762615825973" calcext:value-type="float">
            <text:p>0.000763762615825973</text:p>
          </table:table-cell>
          <table:table-cell table:formula="of:=SQRT((STDEV([.O31:.O33]))^2 + (0.0005)^2)" office:value-type="float" office:value="0.0005" calcext:value-type="float">
            <text:p>0.0005</text:p>
          </table:table-cell>
          <table:table-cell table:formula="of:=SQRT((STDEV([.P31:.P33]))^2 + (0.0005)^2)" office:value-type="float" office:value="0.000763762615825973" calcext:value-type="float">
            <text:p>0.000763762615825973</text:p>
          </table:table-cell>
          <table:table-cell table:number-columns-repeated="174"/>
        </table:table-row>
        <table:table-row table:style-name="ro1" table:number-rows-repeated="2">
          <table:table-cell table:number-columns-repeated="190"/>
        </table:table-row>
        <table:table-row table:style-name="ro1">
          <table:table-cell/>
          <table:table-cell office:value-type="string" calcext:value-type="string">
            <text:p>D (parallel)</text:p>
          </table:table-cell>
          <table:table-cell table:number-columns-repeated="188"/>
        </table:table-row>
        <table:table-row table:style-name="ro1">
          <table:table-cell table:number-columns-repeated="3"/>
          <table:table-cell office:value-type="string" calcext:value-type="string">
            <text:p>I = 1.49 A</text:p>
          </table:table-cell>
          <table:table-cell table:number-columns-repeated="186"/>
        </table:table-row>
        <table:table-row table:style-name="ro1">
          <table:table-cell table:number-columns-repeated="3"/>
          <table:table-cell office:value-type="string" calcext:value-type="string">
            <text:p>R = 10.5 cm</text:p>
          </table:table-cell>
          <table:table-cell table:number-columns-repeated="18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77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ight (cm)</text:p>
          </table:table-cell>
          <table:table-cell table:style-name="ce1" office:value-type="float" office:value="0" calcext:value-type="float">
            <text:p>0.0</text:p>
          </table:table-cell>
          <table:table-cell table:style-name="ce1" office:value-type="float" office:value="2" calcext:value-type="float">
            <text:p>2.0</text:p>
          </table:table-cell>
          <table:table-cell table:style-name="ce1" office:value-type="float" office:value="4" calcext:value-type="float">
            <text:p>4.0</text:p>
          </table:table-cell>
          <table:table-cell table:style-name="ce1" office:value-type="float" office:value="6" calcext:value-type="float">
            <text:p>6.0</text:p>
          </table:table-cell>
          <table:table-cell table:style-name="ce1" office:value-type="float" office:value="8" calcext:value-type="float">
            <text:p>8.0</text:p>
          </table:table-cell>
          <table:table-cell table:style-name="ce1" office:value-type="float" office:value="10" calcext:value-type="float">
            <text:p>10.0</text:p>
          </table:table-cell>
          <table:table-cell table:style-name="ce1" office:value-type="float" office:value="12" calcext:value-type="float">
            <text:p>12.0</text:p>
          </table:table-cell>
          <table:table-cell table:style-name="ce1" office:value-type="float" office:value="14" calcext:value-type="float">
            <text:p>14.0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1 [mT]</text:p>
          </table:table-cell>
          <table:table-cell table:style-name="ce2" office:value-type="float" office:value="-2.406" calcext:value-type="float">
            <text:p>-2.406</text:p>
          </table:table-cell>
          <table:table-cell table:style-name="ce2" office:value-type="float" office:value="-2.38" calcext:value-type="float">
            <text:p>-2.380</text:p>
          </table:table-cell>
          <table:table-cell table:style-name="ce2" office:value-type="float" office:value="-2.338" calcext:value-type="float">
            <text:p>-2.338</text:p>
          </table:table-cell>
          <table:table-cell table:style-name="ce2" office:value-type="float" office:value="-2.32" calcext:value-type="float">
            <text:p>-2.320</text:p>
          </table:table-cell>
          <table:table-cell table:style-name="ce2" office:value-type="float" office:value="-2.345" calcext:value-type="float">
            <text:p>-2.345</text:p>
          </table:table-cell>
          <table:table-cell table:style-name="ce2" office:value-type="float" office:value="-2.222" calcext:value-type="float">
            <text:p>-2.222</text:p>
          </table:table-cell>
          <table:table-cell table:style-name="ce2" office:value-type="float" office:value="-2.261" calcext:value-type="float">
            <text:p>-2.261</text:p>
          </table:table-cell>
          <table:table-cell table:style-name="ce2" office:value-type="float" office:value="-1.953" calcext:value-type="float">
            <text:p>-1.953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2 [mT]</text:p>
          </table:table-cell>
          <table:table-cell table:style-name="ce2" office:value-type="float" office:value="-2.34" calcext:value-type="float">
            <text:p>-2.340</text:p>
          </table:table-cell>
          <table:table-cell table:style-name="ce2" office:value-type="float" office:value="-2.33" calcext:value-type="float">
            <text:p>-2.330</text:p>
          </table:table-cell>
          <table:table-cell table:style-name="ce2" office:value-type="float" office:value="-2.289" calcext:value-type="float">
            <text:p>-2.289</text:p>
          </table:table-cell>
          <table:table-cell table:style-name="ce2" office:value-type="float" office:value="-2.269" calcext:value-type="float">
            <text:p>-2.269</text:p>
          </table:table-cell>
          <table:table-cell table:style-name="ce2" office:value-type="float" office:value="-2.296" calcext:value-type="float">
            <text:p>-2.296</text:p>
          </table:table-cell>
          <table:table-cell table:style-name="ce2" office:value-type="float" office:value="-2.295" calcext:value-type="float">
            <text:p>-2.295</text:p>
          </table:table-cell>
          <table:table-cell table:style-name="ce2" office:value-type="float" office:value="-2.232" calcext:value-type="float">
            <text:p>-2.232</text:p>
          </table:table-cell>
          <table:table-cell table:style-name="ce2" office:value-type="float" office:value="-1.921" calcext:value-type="float">
            <text:p>-1.921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3 [mT]</text:p>
          </table:table-cell>
          <table:table-cell table:style-name="ce2" office:value-type="float" office:value="-2.29" calcext:value-type="float">
            <text:p>-2.290</text:p>
          </table:table-cell>
          <table:table-cell table:style-name="ce2" office:value-type="float" office:value="-2.286" calcext:value-type="float">
            <text:p>-2.286</text:p>
          </table:table-cell>
          <table:table-cell table:style-name="ce2" office:value-type="float" office:value="-2.25" calcext:value-type="float">
            <text:p>-2.250</text:p>
          </table:table-cell>
          <table:table-cell table:style-name="ce2" office:value-type="float" office:value="-2.238" calcext:value-type="float">
            <text:p>-2.238</text:p>
          </table:table-cell>
          <table:table-cell table:style-name="ce2" office:value-type="float" office:value="-2.267" calcext:value-type="float">
            <text:p>-2.267</text:p>
          </table:table-cell>
          <table:table-cell table:style-name="ce2" office:value-type="float" office:value="-2.271" calcext:value-type="float">
            <text:p>-2.271</text:p>
          </table:table-cell>
          <table:table-cell table:style-name="ce2" office:value-type="float" office:value="-2.235" calcext:value-type="float">
            <text:p>-2.235</text:p>
          </table:table-cell>
          <table:table-cell table:style-name="ce2" office:value-type="float" office:value="-1.98" calcext:value-type="float">
            <text:p>-1.980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 av. <text:s/>[mT]</text:p>
          </table:table-cell>
          <table:table-cell table:formula="of:=AVERAGE([.E43:.E45])" office:value-type="float" office:value="-2.34533333333333" calcext:value-type="float">
            <text:p>-2.34533333333333</text:p>
          </table:table-cell>
          <table:table-cell table:formula="of:=AVERAGE([.F43:.F45])" office:value-type="float" office:value="-2.332" calcext:value-type="float">
            <text:p>-2.332</text:p>
          </table:table-cell>
          <table:table-cell table:formula="of:=AVERAGE([.G43:.G45])" office:value-type="float" office:value="-2.29233333333333" calcext:value-type="float">
            <text:p>-2.29233333333333</text:p>
          </table:table-cell>
          <table:table-cell table:formula="of:=AVERAGE([.H43:.H45])" office:value-type="float" office:value="-2.27566666666667" calcext:value-type="float">
            <text:p>-2.27566666666667</text:p>
          </table:table-cell>
          <table:table-cell table:formula="of:=AVERAGE([.I43:.I45])" office:value-type="float" office:value="-2.30266666666667" calcext:value-type="float">
            <text:p>-2.30266666666667</text:p>
          </table:table-cell>
          <table:table-cell table:formula="of:=AVERAGE([.J43:.J45])" office:value-type="float" office:value="-2.26266666666667" calcext:value-type="float">
            <text:p>-2.26266666666667</text:p>
          </table:table-cell>
          <table:table-cell table:formula="of:=AVERAGE([.K43:.K45])" office:value-type="float" office:value="-2.24266666666667" calcext:value-type="float">
            <text:p>-2.24266666666667</text:p>
          </table:table-cell>
          <table:table-cell table:formula="of:=AVERAGE([.L43:.L45])" office:value-type="float" office:value="-1.95133333333333" calcext:value-type="float">
            <text:p>-1.95133333333333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 err. [mT]</text:p>
          </table:table-cell>
          <table:table-cell table:formula="of:=SQRT((STDEV([.E43:.E45]))^2 + (0.0005)^2)" office:value-type="float" office:value="0.058185765727825" calcext:value-type="float">
            <text:p>0.058185765727825</text:p>
          </table:table-cell>
          <table:table-cell table:formula="of:=SQRT((STDEV([.F43:.F45]))^2 + (0.0005)^2)" office:value-type="float" office:value="0.0470345617604756" calcext:value-type="float">
            <text:p>0.0470345617604756</text:p>
          </table:table-cell>
          <table:table-cell table:formula="of:=SQRT((STDEV([.G43:.G45]))^2 + (0.0005)^2)" office:value-type="float" office:value="0.0440974300082594" calcext:value-type="float">
            <text:p>0.0440974300082594</text:p>
          </table:table-cell>
          <table:table-cell table:formula="of:=SQRT((STDEV([.H43:.H45]))^2 + (0.0005)^2)" office:value-type="float" office:value="0.0414075274960161" calcext:value-type="float">
            <text:p>0.0414075274960161</text:p>
          </table:table-cell>
          <table:table-cell table:formula="of:=SQRT((STDEV([.I43:.I45]))^2 + (0.0005)^2)" office:value-type="float" office:value="0.0394282047947069" calcext:value-type="float">
            <text:p>0.0394282047947069</text:p>
          </table:table-cell>
          <table:table-cell table:formula="of:=SQRT((STDEV([.J43:.J45]))^2 + (0.0005)^2)" office:value-type="float" office:value="0.0372099896981084" calcext:value-type="float">
            <text:p>0.0372099896981084</text:p>
          </table:table-cell>
          <table:table-cell table:formula="of:=SQRT((STDEV([.K43:.K45]))^2 + (0.0005)^2)" office:value-type="float" office:value="0.0159556677495282" calcext:value-type="float">
            <text:p>0.0159556677495282</text:p>
          </table:table-cell>
          <table:table-cell table:formula="of:=SQRT((STDEV([.L43:.L45]))^2 + (0.0005)^2)" office:value-type="float" office:value="0.0295395215488222" calcext:value-type="float">
            <text:p>0.0295395215488222</text:p>
          </table:table-cell>
          <table:table-cell table:number-columns-repeated="178"/>
        </table:table-row>
        <table:table-row table:style-name="ro1" table:number-rows-repeated="2">
          <table:table-cell table:number-columns-repeated="190"/>
        </table:table-row>
        <table:table-row table:style-name="ro1">
          <table:table-cell/>
          <table:table-cell office:value-type="string" calcext:value-type="string">
            <text:p>E (anti-parallel)</text:p>
          </table:table-cell>
          <table:table-cell table:number-columns-repeated="188"/>
        </table:table-row>
        <table:table-row table:style-name="ro1">
          <table:table-cell table:number-columns-repeated="3"/>
          <table:table-cell office:value-type="string" calcext:value-type="string">
            <text:p>I = 1.49 A</text:p>
          </table:table-cell>
          <table:table-cell table:number-columns-repeated="186"/>
        </table:table-row>
        <table:table-row table:style-name="ro1">
          <table:table-cell table:number-columns-repeated="3"/>
          <table:table-cell office:value-type="string" calcext:value-type="string">
            <text:p>R = 10.5 cm</text:p>
          </table:table-cell>
          <table:table-cell table:number-columns-repeated="18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height (cm)</text:p>
          </table:table-cell>
          <table:table-cell table:style-name="ce1" office:value-type="float" office:value="0" calcext:value-type="float">
            <text:p>0.0</text:p>
          </table:table-cell>
          <table:table-cell table:style-name="ce1" office:value-type="float" office:value="2" calcext:value-type="float">
            <text:p>2.0</text:p>
          </table:table-cell>
          <table:table-cell table:style-name="ce1" office:value-type="float" office:value="4" calcext:value-type="float">
            <text:p>4.0</text:p>
          </table:table-cell>
          <table:table-cell table:style-name="ce1" office:value-type="float" office:value="6" calcext:value-type="float">
            <text:p>6.0</text:p>
          </table:table-cell>
          <table:table-cell table:style-name="ce1" office:value-type="float" office:value="8" calcext:value-type="float">
            <text:p>8.0</text:p>
          </table:table-cell>
          <table:table-cell table:style-name="ce1" office:value-type="float" office:value="10" calcext:value-type="float">
            <text:p>10.0</text:p>
          </table:table-cell>
          <table:table-cell table:style-name="ce1" office:value-type="float" office:value="12" calcext:value-type="float">
            <text:p>12.0</text:p>
          </table:table-cell>
          <table:table-cell table:style-name="ce1" office:value-type="float" office:value="14" calcext:value-type="float">
            <text:p>14.0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1 [mT]</text:p>
          </table:table-cell>
          <table:table-cell table:style-name="ce2" office:value-type="float" office:value="1.177" calcext:value-type="float">
            <text:p>1.177</text:p>
          </table:table-cell>
          <table:table-cell table:style-name="ce2" office:value-type="float" office:value="0.821" calcext:value-type="float">
            <text:p>0.821</text:p>
          </table:table-cell>
          <table:table-cell table:style-name="ce2" office:value-type="float" office:value="0.305" calcext:value-type="float">
            <text:p>0.305</text:p>
          </table:table-cell>
          <table:table-cell table:style-name="ce2" office:value-type="float" office:value="-0.228" calcext:value-type="float">
            <text:p>-0.228</text:p>
          </table:table-cell>
          <table:table-cell table:style-name="ce2" office:value-type="float" office:value="-0.766" calcext:value-type="float">
            <text:p>-0.766</text:p>
          </table:table-cell>
          <table:table-cell table:style-name="ce2" office:value-type="float" office:value="-1.155" calcext:value-type="float">
            <text:p>-1.155</text:p>
          </table:table-cell>
          <table:table-cell table:style-name="ce2" office:value-type="float" office:value="-1.34" calcext:value-type="float">
            <text:p>-1.340</text:p>
          </table:table-cell>
          <table:table-cell table:style-name="ce2" office:value-type="float" office:value="-1.284" calcext:value-type="float">
            <text:p>-1.284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2 [mT]</text:p>
          </table:table-cell>
          <table:table-cell table:style-name="ce2" office:value-type="float" office:value="1.192" calcext:value-type="float">
            <text:p>1.192</text:p>
          </table:table-cell>
          <table:table-cell table:style-name="ce2" office:value-type="float" office:value="0.808" calcext:value-type="float">
            <text:p>0.808</text:p>
          </table:table-cell>
          <table:table-cell table:style-name="ce2" office:value-type="float" office:value="0.428" calcext:value-type="float">
            <text:p>0.428</text:p>
          </table:table-cell>
          <table:table-cell table:style-name="ce2" office:value-type="float" office:value="-0.208" calcext:value-type="float">
            <text:p>-0.208</text:p>
          </table:table-cell>
          <table:table-cell table:style-name="ce2" office:value-type="float" office:value="-0.742" calcext:value-type="float">
            <text:p>-0.742</text:p>
          </table:table-cell>
          <table:table-cell table:style-name="ce2" office:value-type="float" office:value="-1.134" calcext:value-type="float">
            <text:p>-1.134</text:p>
          </table:table-cell>
          <table:table-cell table:style-name="ce2" office:value-type="float" office:value="-1.337" calcext:value-type="float">
            <text:p>-1.337</text:p>
          </table:table-cell>
          <table:table-cell table:style-name="ce2" office:value-type="float" office:value="-1.286" calcext:value-type="float">
            <text:p>-1.286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3 [mT]</text:p>
          </table:table-cell>
          <table:table-cell table:style-name="ce2" office:value-type="float" office:value="1.24" calcext:value-type="float">
            <text:p>1.240</text:p>
          </table:table-cell>
          <table:table-cell table:style-name="ce2" office:value-type="float" office:value="0.86" calcext:value-type="float">
            <text:p>0.860</text:p>
          </table:table-cell>
          <table:table-cell table:style-name="ce2" office:value-type="float" office:value="0.335" calcext:value-type="float">
            <text:p>0.335</text:p>
          </table:table-cell>
          <table:table-cell table:style-name="ce2" office:value-type="float" office:value="-0.232" calcext:value-type="float">
            <text:p>-0.232</text:p>
          </table:table-cell>
          <table:table-cell table:style-name="ce2" office:value-type="float" office:value="-0.777" calcext:value-type="float">
            <text:p>-0.777</text:p>
          </table:table-cell>
          <table:table-cell table:style-name="ce2" office:value-type="float" office:value="-1.127" calcext:value-type="float">
            <text:p>-1.127</text:p>
          </table:table-cell>
          <table:table-cell table:style-name="ce2" office:value-type="float" office:value="-1.325" calcext:value-type="float">
            <text:p>-1.325</text:p>
          </table:table-cell>
          <table:table-cell table:style-name="ce2" office:value-type="float" office:value="-1.253" calcext:value-type="float">
            <text:p>-1.253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 av. <text:s/>[mT]</text:p>
          </table:table-cell>
          <table:table-cell table:formula="of:=AVERAGE([.E55:.E57])" office:value-type="float" office:value="1.203" calcext:value-type="float">
            <text:p>1.203</text:p>
          </table:table-cell>
          <table:table-cell table:formula="of:=AVERAGE([.F55:.F57])" office:value-type="float" office:value="0.829666666666667" calcext:value-type="float">
            <text:p>0.829666666666667</text:p>
          </table:table-cell>
          <table:table-cell table:formula="of:=AVERAGE([.G55:.G57])" office:value-type="float" office:value="0.356" calcext:value-type="float">
            <text:p>0.356</text:p>
          </table:table-cell>
          <table:table-cell table:formula="of:=AVERAGE([.H55:.H57])" office:value-type="float" office:value="-0.222666666666667" calcext:value-type="float">
            <text:p>-0.222666666666667</text:p>
          </table:table-cell>
          <table:table-cell table:formula="of:=AVERAGE([.I55:.I57])" office:value-type="float" office:value="-0.761666666666667" calcext:value-type="float">
            <text:p>-0.761666666666667</text:p>
          </table:table-cell>
          <table:table-cell table:formula="of:=AVERAGE([.J55:.J57])" office:value-type="float" office:value="-1.13866666666667" calcext:value-type="float">
            <text:p>-1.13866666666667</text:p>
          </table:table-cell>
          <table:table-cell table:formula="of:=AVERAGE([.K55:.K57])" office:value-type="float" office:value="-1.334" calcext:value-type="float">
            <text:p>-1.334</text:p>
          </table:table-cell>
          <table:table-cell table:formula="of:=AVERAGE([.L55:.L57])" office:value-type="float" office:value="-1.27433333333333" calcext:value-type="float">
            <text:p>-1.27433333333333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 err. [mT]</text:p>
          </table:table-cell>
          <table:table-cell table:formula="of:=SQRT((STDEV([.E55:.E57]))^2 + (0.0005)^2)" office:value-type="float" office:value="0.0329127634816647" calcext:value-type="float">
            <text:p>0.0329127634816647</text:p>
          </table:table-cell>
          <table:table-cell table:formula="of:=SQRT((STDEV([.F55:.F57]))^2 + (0.0005)^2)" office:value-type="float" office:value="0.0270662766802775" calcext:value-type="float">
            <text:p>0.0270662766802775</text:p>
          </table:table-cell>
          <table:table-cell table:formula="of:=SQRT((STDEV([.G55:.G57]))^2 + (0.0005)^2)" office:value-type="float" office:value="0.0641346240341362" calcext:value-type="float">
            <text:p>0.0641346240341362</text:p>
          </table:table-cell>
          <table:table-cell table:formula="of:=SQRT((STDEV([.H55:.H57]))^2 + (0.0005)^2)" office:value-type="float" office:value="0.0128679187646384" calcext:value-type="float">
            <text:p>0.0128679187646384</text:p>
          </table:table-cell>
          <table:table-cell table:formula="of:=SQRT((STDEV([.I55:.I57]))^2 + (0.0005)^2)" office:value-type="float" office:value="0.017904841058589" calcext:value-type="float">
            <text:p>0.017904841058589</text:p>
          </table:table-cell>
          <table:table-cell table:formula="of:=SQRT((STDEV([.J55:.J57]))^2 + (0.0005)^2)" office:value-type="float" office:value="0.0145802377666941" calcext:value-type="float">
            <text:p>0.0145802377666941</text:p>
          </table:table-cell>
          <table:table-cell table:formula="of:=SQRT((STDEV([.K55:.K57]))^2 + (0.0005)^2)" office:value-type="float" office:value="0.00795298686029348" calcext:value-type="float">
            <text:p>0.00795298686029348</text:p>
          </table:table-cell>
          <table:table-cell table:formula="of:=SQRT((STDEV([.L55:.L57]))^2 + (0.0005)^2)" office:value-type="float" office:value="0.0185090068165025" calcext:value-type="float">
            <text:p>0.0185090068165025</text:p>
          </table:table-cell>
          <table:table-cell table:number-columns-repeated="178"/>
        </table:table-row>
        <table:table-row table:style-name="ro1" table:number-rows-repeated="2">
          <table:table-cell table:number-columns-repeated="190"/>
        </table:table-row>
        <table:table-row table:style-name="ro1">
          <table:table-cell/>
          <table:table-cell office:value-type="string" calcext:value-type="string">
            <text:p>F (parallel)</text:p>
          </table:table-cell>
          <table:table-cell table:number-columns-repeated="18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I [A]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183"/>
        </table:table-row>
        <table:table-row table:style-name="ro1">
          <table:table-cell table:number-columns-repeated="2"/>
          <table:table-cell office:value-type="string" calcext:value-type="string">
            <text:p>0.2 N scale</text:p>
          </table:table-cell>
          <table:table-cell office:value-type="string" calcext:value-type="string">
            <text:p>F[N]</text:p>
          </table:table-cell>
          <table:table-cell table:number-columns-repeated="3" office:value-type="float" office:value="0.085" calcext:value-type="float">
            <text:p>0.085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F2 [N]</text:p>
          </table:table-cell>
          <table:table-cell table:number-columns-repeated="3" office:value-type="float" office:value="0.085" calcext:value-type="float">
            <text:p>0.085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F3 [N]</text:p>
          </table:table-cell>
          <table:table-cell table:number-columns-repeated="3" office:value-type="float" office:value="0.085" calcext:value-type="float">
            <text:p>0.085</text:p>
          </table:table-cell>
          <table:table-cell table:number-columns-repeated="183"/>
        </table:table-row>
        <table:table-row table:style-name="ro1">
          <table:table-cell table:number-columns-repeated="2"/>
          <table:table-cell office:value-type="string" calcext:value-type="string">
            <text:p>1 N scale</text:p>
          </table:table-cell>
          <table:table-cell office:value-type="string" calcext:value-type="string">
            <text:p>Fp av. [N]</text:p>
          </table:table-cell>
          <table:table-cell table:formula="of:=0.2 * AVERAGE([.E65:.E67])" office:value-type="float" office:value="0.017" calcext:value-type="float">
            <text:p>0.017</text:p>
          </table:table-cell>
          <table:table-cell table:formula="of:=0.2 * AVERAGE([.F65:.F67])" office:value-type="float" office:value="0.017" calcext:value-type="float">
            <text:p>0.017</text:p>
          </table:table-cell>
          <table:table-cell table:formula="of:=0.2 * AVERAGE([.G65:.G67])" office:value-type="float" office:value="0.017" calcext:value-type="float">
            <text:p>0.017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Fp err. [N]</text:p>
          </table:table-cell>
          <table:table-cell table:formula="of:=0.2*SQRT((STDEV([.E65:.E67]))^2 + (0.0005)^2)" office:value-type="float" office:value="0.0001" calcext:value-type="float">
            <text:p>0.0001</text:p>
          </table:table-cell>
          <table:table-cell table:formula="of:=0.2*SQRT((STDEV([.F65:.F67]))^2 + (0.0005)^2)" office:value-type="float" office:value="0.0001" calcext:value-type="float">
            <text:p>0.0001</text:p>
          </table:table-cell>
          <table:table-cell table:formula="of:=0.2*SQRT((STDEV([.G65:.G67]))^2 + (0.0005)^2)" office:value-type="float" office:value="0.0001" calcext:value-type="float">
            <text:p>0.0001</text:p>
          </table:table-cell>
          <table:table-cell table:number-columns-repeated="183"/>
        </table:table-row>
        <table:table-row table:style-name="ro1" table:number-rows-repeated="4">
          <table:table-cell table:number-columns-repeated="190"/>
        </table:table-row>
        <table:table-row table:style-name="ro1">
          <table:table-cell/>
          <table:table-cell office:value-type="string" calcext:value-type="string">
            <text:p>F (anti-parallel)</text:p>
          </table:table-cell>
          <table:table-cell table:number-columns-repeated="18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I [A]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183"/>
        </table:table-row>
        <table:table-row table:style-name="ro1">
          <table:table-cell table:number-columns-repeated="2"/>
          <table:table-cell office:value-type="string" calcext:value-type="string">
            <text:p>0.2 N scale</text:p>
          </table:table-cell>
          <table:table-cell office:value-type="string" calcext:value-type="string">
            <text:p>F [N]</text:p>
          </table:table-cell>
          <table:table-cell table:style-name="ce2" office:value-type="float" office:value="0.085" calcext:value-type="float">
            <text:p>0.085</text:p>
          </table:table-cell>
          <table:table-cell table:style-name="ce2" office:value-type="float" office:value="0.07" calcext:value-type="float">
            <text:p>0.070</text:p>
          </table:table-cell>
          <table:table-cell table:style-name="ce2" office:value-type="float" office:value="0.06" calcext:value-type="float">
            <text:p>0.060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F2 [N]</text:p>
          </table:table-cell>
          <table:table-cell table:style-name="ce2" office:value-type="float" office:value="0.085" calcext:value-type="float">
            <text:p>0.085</text:p>
          </table:table-cell>
          <table:table-cell table:style-name="ce2" office:value-type="float" office:value="0.07" calcext:value-type="float">
            <text:p>0.070</text:p>
          </table:table-cell>
          <table:table-cell table:style-name="ce2" office:value-type="float" office:value="0.06" calcext:value-type="float">
            <text:p>0.060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F3 [N]</text:p>
          </table:table-cell>
          <table:table-cell table:style-name="ce2" office:value-type="float" office:value="0.085" calcext:value-type="float">
            <text:p>0.085</text:p>
          </table:table-cell>
          <table:table-cell table:style-name="ce2" office:value-type="float" office:value="0.07" calcext:value-type="float">
            <text:p>0.070</text:p>
          </table:table-cell>
          <table:table-cell table:style-name="ce2" office:value-type="float" office:value="0.06" calcext:value-type="float">
            <text:p>0.060</text:p>
          </table:table-cell>
          <table:table-cell table:number-columns-repeated="183"/>
        </table:table-row>
        <table:table-row table:style-name="ro1">
          <table:table-cell table:number-columns-repeated="2"/>
          <table:table-cell office:value-type="string" calcext:value-type="string">
            <text:p>1 N scale</text:p>
          </table:table-cell>
          <table:table-cell office:value-type="string" calcext:value-type="string">
            <text:p>Fap av. [N]</text:p>
          </table:table-cell>
          <table:table-cell table:formula="of:=0.2 * AVERAGE([.E77:.E79])" office:value-type="float" office:value="0.017" calcext:value-type="float">
            <text:p>0.017</text:p>
          </table:table-cell>
          <table:table-cell table:formula="of:=0.2 * AVERAGE([.F77:.F79])" office:value-type="float" office:value="0.014" calcext:value-type="float">
            <text:p>0.014</text:p>
          </table:table-cell>
          <table:table-cell table:formula="of:=0.2 * AVERAGE([.G77:.G79])" office:value-type="float" office:value="0.012" calcext:value-type="float">
            <text:p>0.012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Fap err. [N]</text:p>
          </table:table-cell>
          <table:table-cell table:formula="of:=0.2*SQRT((STDEV([.E77:.E79]))^2 + (0.0005)^2)" office:value-type="float" office:value="0.0001" calcext:value-type="float">
            <text:p>0.0001</text:p>
          </table:table-cell>
          <table:table-cell table:formula="of:=0.2*SQRT((STDEV([.F77:.F79]))^2 + (0.0005)^2)" office:value-type="float" office:value="0.0001" calcext:value-type="float">
            <text:p>0.0001</text:p>
          </table:table-cell>
          <table:table-cell table:formula="of:=0.2*SQRT((STDEV([.G77:.G79]))^2 + (0.0005)^2)" office:value-type="float" office:value="0.0001" calcext:value-type="float">
            <text:p>0.0001</text:p>
          </table:table-cell>
          <table:table-cell table:number-columns-repeated="1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6">
      <number:number number:decimal-places="17" number:min-decimal-places="17" number:min-integer-digits="1"/>
    </number:number-style>
    <number:number-style style:name="N125">
      <number:number number:decimal-places="18" number:min-decimal-places="18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1:35:56.322829151</meta:creation-date>
    <meta:generator>LibreOffice/7.3.7.2$Linux_X86_64 LibreOffice_project/30$Build-2</meta:generator>
    <dc:date>2024-03-21T12:43:47.595042954</dc:date>
    <meta:editing-duration>PT3H17M35S</meta:editing-duration>
    <meta:editing-cycles>27</meta:editing-cycles>
    <meta:document-statistic meta:table-count="1" meta:cell-count="471" meta:object-count="0"/>
  </office:meta>
</office:document-meta>
</file>